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ustom body font" svg:font-family="'custom body font', sans-serif"/>
    <style:font-face style:name="euclid circular a" svg:font-family="'euclid circular a', arial, 'source sans pro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P1" style:family="paragraph" style:parent-style-name="Standard">
      <style:text-properties officeooo:paragraph-rsid="00044938"/>
    </style:style>
    <style:style style:name="P2" style:family="paragraph" style:parent-style-name="Standard">
      <style:text-properties style:font-name="Liberation Mono" officeooo:paragraph-rsid="00044938" style:font-name-asian="Liberation Mono"/>
    </style:style>
    <style:style style:name="P3" style:family="paragraph" style:parent-style-name="Standard">
      <style:text-properties style:font-name="Liberation Mono" fo:font-style="italic" style:text-underline-style="solid" style:text-underline-width="auto" style:text-underline-color="font-color" officeooo:paragraph-rsid="00044938" style:font-name-asian="Liberation Mono" style:font-style-asian="italic" style:font-style-complex="italic"/>
    </style:style>
    <style:style style:name="P4" style:family="paragraph" style:parent-style-name="Standard">
      <style:text-properties style:font-name="Liberation Mono" fo:font-weight="normal" officeooo:paragraph-rsid="00044938" style:font-name-asian="Liberation Mono" style:font-weight-asian="normal" style:font-weight-complex="normal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style:font-name="Liberation Mono" officeooo:paragraph-rsid="0010632b" style:font-name-asian="Liberation Mono" style:font-size-complex="12pt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style:font-name="Liberation Mono" fo:font-weight="normal" officeooo:paragraph-rsid="0010632b" style:font-name-asian="Liberation Mono" style:font-weight-asian="normal" style:font-weight-complex="normal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style:font-name="Liberation Mono" fo:font-weight="normal" officeooo:paragraph-rsid="00044938" style:font-name-asian="Liberation Mono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Mono" fo:font-size="11pt" officeooo:paragraph-rsid="00044938" style:font-name-asian="Liberation Mono" style:font-size-asian="9.60000038146973pt" style:font-size-complex="11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Mono" fo:font-size="11pt" officeooo:paragraph-rsid="0007e26e" style:font-name-asian="Liberation Mono" style:font-size-asian="9.60000038146973pt" style:font-size-complex="11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Mono" fo:font-size="11pt" officeooo:paragraph-rsid="000a9e53" style:font-name-asian="Liberation Mono" style:font-size-asian="9.60000038146973pt" style:font-size-complex="11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Mono" fo:font-size="11pt" style:text-underline-style="none" officeooo:paragraph-rsid="001585d2" style:font-name-asian="Liberation Mono" style:font-size-asian="9.60000038146973pt" style:font-size-complex="11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style="normal" style:text-underline-style="none" officeooo:paragraph-rsid="000bf98a" style:font-name-asian="Liberation Mono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style="normal" style:text-underline-style="none" officeooo:paragraph-rsid="001585d2" style:font-name-asian="Liberation Mono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style="normal" officeooo:paragraph-rsid="000cbb18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style="normal" style:text-underline-style="solid" style:text-underline-width="auto" style:text-underline-color="font-color" officeooo:paragraph-rsid="000a9e53" style:font-name-asian="Liberation Mono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Mono" fo:font-size="11pt" fo:font-style="normal" style:text-underline-style="solid" style:text-underline-width="auto" style:text-underline-color="font-color" officeooo:paragraph-rsid="000bf98a" style:font-name-asian="Liberation Mono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Mono" fo:font-style="italic" style:text-underline-style="solid" style:text-underline-width="auto" style:text-underline-color="font-color" officeooo:paragraph-rsid="00044938" style:font-name-asian="Liberation Mono" style:font-style-asian="italic" style:font-style-complex="italic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Mono" fo:font-style="normal" style:text-underline-style="solid" style:text-underline-width="auto" style:text-underline-color="font-color" officeooo:paragraph-rsid="00044938" style:font-name-asian="Liberation Mono" style:font-style-asian="normal" style:font-style-complex="normal"/>
    </style:style>
    <style:style style:name="P19" style:family="paragraph" style:parent-style-name="Text_20_body" style:master-page-name="Standard">
      <style:paragraph-properties style:page-number="auto"/>
      <style:text-properties style:font-name="Liberation Mono" officeooo:paragraph-rsid="00044938" style:font-name-asian="Liberation Mono"/>
    </style:style>
    <style:style style:name="P20" style:family="paragraph" style:parent-style-name="List_20_Paragraph">
      <style:text-properties style:font-name="Liberation Mono" officeooo:paragraph-rsid="00044938" style:font-name-asian="Liberation Mono"/>
    </style:style>
    <style:style style:name="P21" style:family="paragraph" style:parent-style-name="List_20_Paragraph">
      <style:text-properties style:font-name="Liberation Mono" fo:font-weight="bold" officeooo:paragraph-rsid="00044938" style:font-name-asian="Liberation Mono" style:font-weight-asian="bold" style:font-size-complex="12pt"/>
    </style:style>
    <style:style style:name="P22" style:family="paragraph" style:parent-style-name="List_20_Paragraph" style:list-style-name="WWNum7">
      <style:text-properties style:font-name="Liberation Mono" fo:font-size="11pt" style:text-underline-style="none" fo:font-weight="normal" officeooo:paragraph-rsid="0010632b" style:font-name-asian="Liberation Mono" style:font-size-asian="11pt" style:font-weight-asian="normal" style:font-size-complex="11pt" style:font-weight-complex="normal"/>
    </style:style>
    <style:style style:name="P23" style:family="paragraph" style:parent-style-name="List_20_Paragraph" style:list-style-name="WWNum7">
      <style:text-properties style:font-name="Liberation Mono" fo:font-weight="normal" officeooo:paragraph-rsid="0010632b" style:font-name-asian="Liberation Mono" style:font-weight-asian="normal" style:font-weight-complex="normal"/>
    </style:style>
    <style:style style:name="P24" style:family="paragraph" style:parent-style-name="List_20_Paragraph" style:list-style-name="WWNum6">
      <style:text-properties style:font-name="Liberation Mono" fo:font-weight="normal" officeooo:paragraph-rsid="0010632b" style:font-name-asian="Liberation Mono" style:font-weight-asian="normal" style:font-weight-complex="normal"/>
    </style:style>
    <style:style style:name="P25" style:family="paragraph" style:parent-style-name="List_20_Paragraph" style:list-style-name="WWNum3">
      <style:text-properties style:font-name="Liberation Mono" fo:font-weight="normal" officeooo:paragraph-rsid="00044938" style:font-name-asian="Liberation Mono" style:font-weight-asian="normal" style:font-weight-complex="normal"/>
    </style:style>
    <style:style style:name="P26" style:family="paragraph" style:parent-style-name="List_20_Paragraph" style:list-style-name="WWNum4">
      <style:text-properties style:font-name="Liberation Mono" fo:font-weight="normal" officeooo:paragraph-rsid="00044938" style:font-name-asian="Liberation Mono" style:font-weight-asian="normal" style:font-weight-complex="normal"/>
    </style:style>
    <style:style style:name="P27" style:family="paragraph" style:parent-style-name="List_20_Paragraph" style:list-style-name="WWNum5">
      <style:text-properties style:font-name="Liberation Mono" fo:font-weight="normal" officeooo:paragraph-rsid="00044938" style:font-name-asian="Liberation Mono" style:font-weight-asian="normal" style:font-weight-complex="normal"/>
    </style:style>
    <style:style style:name="P28" style:family="paragraph" style:parent-style-name="List_20_Paragraph">
      <style:paragraph-properties fo:margin-left="0.5835in" fo:margin-right="0in" fo:text-indent="0in" style:auto-text-indent="false"/>
      <style:text-properties fo:color="#171717" style:font-name="Consolas" fo:font-weight="bold" officeooo:paragraph-rsid="00044938" style:font-weight-asian="bold" style:font-weight-complex="bold"/>
    </style:style>
    <style:style style:name="P29" style:family="paragraph" style:parent-style-name="List_20_Paragraph">
      <style:paragraph-properties fo:margin-left="0.25in" fo:margin-right="0in" fo:text-indent="0in" style:auto-text-indent="false"/>
      <style:text-properties style:font-name="Liberation Mono" officeooo:paragraph-rsid="00044938" style:font-name-asian="Liberation Mono"/>
    </style:style>
    <style:style style:name="P30" style:family="paragraph" style:parent-style-name="List_20_Paragraph">
      <style:paragraph-properties fo:margin-left="0.25in" fo:margin-right="0in" fo:text-indent="0in" style:auto-text-indent="false"/>
      <style:text-properties style:font-name="Liberation Mono" fo:font-weight="bold" officeooo:paragraph-rsid="00044938" style:font-name-asian="Liberation Mono" style:font-weight-asian="bold" style:font-size-complex="12pt" style:font-weight-complex="bold"/>
    </style:style>
    <style:style style:name="P31" style:family="paragraph" style:parent-style-name="List_20_Paragraph">
      <style:paragraph-properties fo:margin-left="0.25in" fo:margin-right="0in" fo:text-indent="0in" style:auto-text-indent="false"/>
      <style:text-properties style:font-name="Liberation Mono" fo:font-weight="normal" officeooo:paragraph-rsid="00044938" style:font-name-asian="Liberation Mono" style:font-weight-asian="normal" style:font-weight-complex="normal"/>
    </style:style>
    <style:style style:name="P32" style:family="paragraph" style:parent-style-name="List_20_Paragraph">
      <style:paragraph-properties fo:margin-left="0.3335in" fo:margin-right="0in" fo:text-indent="0.1665in" style:auto-text-indent="false"/>
      <style:text-properties style:font-name="Liberation Mono" fo:font-weight="normal" officeooo:paragraph-rsid="00044938" style:font-name-asian="Liberation Mono" style:font-weight-asian="normal" style:font-weight-complex="normal"/>
    </style:style>
    <style:style style:name="P33" style:family="paragraph" style:parent-style-name="List_20_Paragraph">
      <style:paragraph-properties fo:margin-left="0.5in" fo:margin-right="0in" fo:text-indent="0in" style:auto-text-indent="false"/>
      <style:text-properties style:font-name="Liberation Mono" fo:font-weight="normal" officeooo:paragraph-rsid="00044938" style:font-name-asian="Liberation Mono" style:font-weight-asian="normal" style:font-weight-complex="normal"/>
    </style:style>
    <style:style style:name="P34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Liberation Mono" officeooo:paragraph-rsid="00044938" style:font-name-asian="Liberation Mono"/>
    </style:style>
    <style:style style:name="P35" style:family="paragraph" style:parent-style-name="List_20_Paragraph" style:list-style-name="">
      <style:paragraph-properties fo:margin-left="0in" fo:margin-right="0in" fo:text-indent="0in" style:auto-text-indent="false"/>
      <style:text-properties style:font-name="Liberation Mono" officeooo:paragraph-rsid="0010632b" style:font-name-asian="Liberation Mono"/>
    </style:style>
    <style:style style:name="P36" style:family="paragraph" style:parent-style-name="List_20_Paragraph">
      <style:paragraph-properties fo:margin-left="0in" fo:margin-right="0in" fo:text-indent="0in" style:auto-text-indent="false"/>
      <style:text-properties style:font-name="Liberation Mono" fo:font-weight="normal" officeooo:paragraph-rsid="00044938" style:font-name-asian="Liberation Mono" style:font-weight-asian="normal" style:font-weight-complex="normal"/>
    </style:style>
    <style:style style:name="P37" style:family="paragraph" style:parent-style-name="List_20_Paragraph" style:list-style-name="">
      <style:paragraph-properties fo:margin-left="0.8335in" fo:margin-right="0in" fo:text-indent="0in" style:auto-text-indent="false"/>
      <style:text-properties style:font-name="Liberation Mono" officeooo:paragraph-rsid="0010632b" style:font-name-asian="Liberation Mono" style:font-size-complex="12pt"/>
    </style:style>
    <style:style style:name="T1" style:family="text">
      <style:text-properties fo:font-size="18pt" fo:language="en" fo:country="US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2pt" style:font-weight-complex="bold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weight="bold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per 58%" style:font-name="Liberation Mono" fo:font-size="9pt" fo:font-weight="normal" style:font-name-asian="Liberation Mono" style:font-size-asian="9pt" style:font-weight-asian="normal" style:font-name-complex="Segoe UI1" style:font-size-complex="9pt" style:font-weight-complex="normal"/>
    </style:style>
    <style:style style:name="T12" style:family="text">
      <style:text-properties style:font-name="Liberation Mono" style:font-name-asian="Liberation Mono"/>
    </style:style>
    <style:style style:name="T13" style:family="text">
      <style:text-properties style:font-name="Liberation Mono" fo:font-weight="normal" style:font-name-asian="Liberation Mono" style:font-weight-asian="normal" style:font-weight-complex="normal"/>
    </style:style>
    <style:style style:name="T14" style:family="text">
      <style:text-properties style:font-name="Liberation Mono" fo:font-weight="normal" style:font-name-asian="Liberation Mono" style:font-weight-asian="normal" style:font-name-complex="Segoe UI1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0cbb18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0cbb18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212529" style:font-name="custom body font" fo:font-size="14pt" fo:letter-spacing="normal" fo:font-style="normal" fo:font-weight="normal" officeooo:rsid="000cbb18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12529" style:font-name="custom body font" fo:font-size="14pt" fo:letter-spacing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12529" style:font-name="custom body font" fo:font-size="14pt" fo:letter-spacing="normal" fo:font-weight="normal" officeooo:rsid="000cbb18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25265e" style:font-name="euclid circular a" fo:font-size="13pt" fo:letter-spacing="normal" fo:font-weight="normal" officeooo:rsid="000cbb18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ce181e" style:font-name="custom body font" fo:font-size="14pt" fo:letter-spacing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ce181e" style:font-name="custom body font" fo:font-size="14pt" fo:letter-spacing="normal" fo:font-weight="normal" officeooo:rsid="000cbb18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ce181e" style:font-name="custom body font" fo:font-size="14pt" fo:letter-spacing="normal" fo:font-style="normal" fo:font-weight="normal" officeooo:rsid="000cbb1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ce181e" fo:font-size="14pt" style:text-underline-style="none" fo:font-weight="normal" officeooo:rsid="000cbb18" style:font-name-asian="Liberation Mono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ce181e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ff0000" style:font-size-complex="12pt"/>
    </style:style>
    <style:style style:name="T28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407410081 </text:span><text:span text:style-name="T2">余書齊 project2: parser(&amp;scanner)</text:span></text:p>
      <text:p text:style-name="P2"><text:bookmark text:name="_GoBack"/><text:span text:style-name="T3">C_subset_description:</text:span></text:p>
      <text:p text:style-name="P2"><text:span text:style-name="T3">(以下為我自己寫的g檔所涵蓋的subset)</text:span></text:p>
      <text:p text:style-name="P3"><text:span text:style-name="T3">1.scanner part:</text:span></text:p>
      <text:p text:style-name="P3"><text:span text:style-name="T3"/></text:p>
      <text:list xml:id="list1005565376" text:style-name="WWNum1">
        <text:list-header>
          <text:p text:style-name="P34"><text:span text:style-name="T5">1.Keyword (關鍵字): </text:span></text:p>
        </text:list-header>
      </text:list>
      <text:p text:style-name="P4">關鍵字我上網找了C的所有關鍵字，為以下的字</text:p>
      <text:p text:style-name="P1"><text:span text:style-name="HTML_20_Code"><text:span text:style-name="T13">auto, break, case, char, const, continue, default, do, double,else, enum, extern, float, for, goto, if,</text:span></text:span><text:span text:style-name="T14"> </text:span><text:span text:style-name="HTML_20_Code"><text:span text:style-name="T13">inline,</text:span></text:span><text:span text:style-name="T14"> </text:span><text:span text:style-name="HTML_20_Code"><text:span text:style-name="T13">int, long, register,</text:span></text:span><text:span text:style-name="T14"> </text:span><text:span text:style-name="HTML_20_Code"><text:span text:style-name="T13">restrict,</text:span></text:span><text:span text:style-name="T11">， </text:span><text:span text:style-name="HTML_20_Code"><text:span text:style-name="T13">return, short,</text:span></text:span><text:span text:style-name="T14"> </text:span><text:span text:style-name="HTML_20_Code"><text:span text:style-name="T13">signed,</text:span></text:span><text:span text:style-name="T14"> </text:span><text:span text:style-name="HTML_20_Code"><text:span text:style-name="T13">sizeof,</text:span></text:span><text:span text:style-name="T14"> </text:span><text:span text:style-name="HTML_20_Code"><text:span text:style-name="T13">static,struct,</text:span></text:span><text:span text:style-name="T14"> </text:span><text:span text:style-name="HTML_20_Code"><text:span text:style-name="T13">switch, typedef,</text:span></text:span><text:span text:style-name="T14"> </text:span><text:span text:style-name="HTML_20_Code"><text:span text:style-name="T13">union,</text:span></text:span><text:span text:style-name="T14"> </text:span><text:span text:style-name="HTML_20_Code"><text:span text:style-name="T13">unsigned,</text:span></text:span><text:span text:style-name="T14"> </text:span><text:span text:style-name="HTML_20_Code"><text:span text:style-name="T13">void,</text:span></text:span><text:span text:style-name="T14"> </text:span><text:span text:style-name="HTML_20_Code"><text:span text:style-name="T13">volatile, while,</text:span></text:span><text:a xlink:type="simple" xlink:href="https://docs.microsoft.com/zh-tw/cpp/c-language/alignment-c?view=msvc-160#alignas-and-_alignas-c11" text:style-name="ListLabel_20_6" text:visited-style-name="ListLabel_20_6"><text:span text:style-name="HTML_20_Code"><text:span text:style-name="T14">_Alignas</text:span></text:span></text:a><text:span text:style-name="HTML_20_Code"><text:span text:style-name="T13">,</text:span></text:span><text:span text:style-name="T14"> </text:span><text:a xlink:type="simple" xlink:href="https://docs.microsoft.com/zh-tw/cpp/c-language/alignment-c?view=msvc-160#alignof-and-_alignof-c11" text:style-name="ListLabel_20_6" text:visited-style-name="ListLabel_20_6"><text:span text:style-name="HTML_20_Code"><text:span text:style-name="T14">_Alignof</text:span></text:span></text:a><text:span text:style-name="HTML_20_Code"><text:span text:style-name="T13">,</text:span></text:span><text:span text:style-name="T14"> </text:span><text:span text:style-name="HTML_20_Code"><text:span text:style-name="T13">_Atomic,</text:span></text:span><text:span text:style-name="T14"> </text:span><text:span text:style-name="HTML_20_Code"><text:span text:style-name="T13">_Bool,</text:span></text:span><text:span text:style-name="T14"> </text:span><text:span text:style-name="HTML_20_Code"><text:span text:style-name="T13">_Complex,</text:span></text:span><text:span text:style-name="T14"> </text:span><text:a xlink:type="simple" xlink:href="https://docs.microsoft.com/zh-tw/cpp/c-language/generic_selection?view=msvc-160" text:style-name="ListLabel_20_6" text:visited-style-name="ListLabel_20_6"><text:span text:style-name="HTML_20_Code"><text:span text:style-name="T14">_Generic</text:span></text:span></text:a><text:span text:style-name="HTML_20_Code"><text:span text:style-name="T13">,</text:span></text:span><text:span text:style-name="T14"> </text:span><text:span text:style-name="HTML_20_Code"><text:span text:style-name="T13">_Imaginary,_Noreturn,</text:span></text:span><text:span text:style-name="T14"> </text:span><text:span text:style-name="HTML_20_Code"><text:span text:style-name="T13">_Static_assert,_Thread_local</text:span></text:span></text:p>
      <text:p text:style-name="P28"><text:span text:style-name="HTML_20_Code"><text:span text:style-name="T12"/></text:span></text:p>
      <text:p text:style-name="P28"><text:span text:style-name="HTML_20_Code"><text:span text:style-name="T12"/></text:span></text:p>
      <text:p text:style-name="P28"><text:span text:style-name="HTML_20_Code"><text:span text:style-name="T12"/></text:span></text:p>
      <text:list xml:id="list42612086181823" text:continue-numbering="true" text:style-name="WWNum1">
        <text:list-header>
          <text:p text:style-name="P34"><text:span text:style-name="T5">2.Program statement(支援的運算):</text:span></text:p>
        </text:list-header>
      </text:list>
      <text:p text:style-name="P31"><text:span text:style-name="T28">有包含以下幾種</text:span></text:p>
      <text:list xml:id="list947290842" text:style-name="WWNum3">
        <text:list-item>
          <text:p text:style-name="P25"><text:span text:style-name="T28">Pointer operators(指標運算子):</text:span></text:p>
        </text:list-item>
      </text:list>
      <text:p text:style-name="P32"><text:span text:style-name="T28">(|'*'('*')*|'&amp;' | '-&gt;' | '.' | '-&gt;*' | '.*')</text:span></text:p>
      <text:list xml:id="list42613255283178" text:continue-numbering="true" text:style-name="WWNum3">
        <text:list-item>
          <text:p text:style-name="P25"><text:span text:style-name="T28">Arithmetic Operators(算術運算子):</text:span></text:p>
        </text:list-item>
      </text:list>
      <text:p text:style-name="P32"><text:span text:style-name="T28">('+' | '-' |'*'| '/' | '%' | '++' | '--');</text:span></text:p>
      <text:list xml:id="list42613944057851" text:continue-numbering="true" text:style-name="WWNum3">
        <text:list-item>
          <text:p text:style-name="P25"><text:span text:style-name="T28">Comparision Operators(比較運算子):</text:span></text:p>
        </text:list-item>
      </text:list>
      <text:p text:style-name="P33"><text:span text:style-name="T28">('==' | '!=' | '&gt;'| '&lt;' | '&lt;=' | '&gt;=')</text:span></text:p>
      <text:list xml:id="list42613170878849" text:continue-numbering="true" text:style-name="WWNum3">
        <text:list-item>
          <text:p text:style-name="P25"><text:span text:style-name="T28">Logical Operators(邏輯運算子):</text:span></text:p>
        </text:list-item>
      </text:list>
      <text:p text:style-name="P33"><text:span text:style-name="T28">('!' | '||' | '&amp;&amp;')</text:span></text:p>
      <text:list xml:id="list42612602866685" text:continue-numbering="true" text:style-name="WWNum3">
        <text:list-item>
          <text:p text:style-name="P25"><text:span text:style-name="T28">Bitwise operators(位元運算子):</text:span></text:p>
        </text:list-item>
      </text:list>
      <text:p text:style-name="P33"><text:span text:style-name="T28">('&amp;' | '|' | '^' | '&lt;&lt;' | '&gt;&gt;')</text:span></text:p>
      <text:list xml:id="list42613528573914" text:continue-numbering="true" text:style-name="WWNum3">
        <text:list-item>
          <text:p text:style-name="P25"><text:span text:style-name="T28">Assignment Operators (設定 or指派運算子):</text:span></text:p>
        </text:list-item>
      </text:list>
      <text:p text:style-name="P32"><text:span text:style-name="T28">('=' | '+=' | <text:s/>'-=' | '/=' | '*=' | '%=' | '&amp;=' | '|=' | '^=' | '&lt;&lt;=' | '&gt;&gt;=')</text:span></text:p>
      <text:p text:style-name="P21"/>
      <text:list xml:id="list42613946823296" text:continue-list="list42612086181823" text:style-name="WWNum1">
        <text:list-header>
          <text:p text:style-name="P34"><text:span text:style-name="T5">3.Parentheses (括號):</text:span></text:p>
        </text:list-header>
      </text:list>
      <text:p text:style-name="P31"><text:span text:style-name="T28">有涵蓋以下類型的括號</text:span></text:p>
      <text:list xml:id="list384739852" text:style-name="WWNum4">
        <text:list-item>
          <text:p text:style-name="P26"><text:span text:style-name="T28">Parenthesis(小括號): ( , )</text:span></text:p>
        </text:list-item>
        <text:list-item>
          <text:p text:style-name="P26"><text:span text:style-name="T28">Square_brackets(中括號): [ ,]</text:span></text:p>
        </text:list-item>
        <text:list-item>
          <text:p text:style-name="P26"><text:span text:style-name="T28">Curly_bracket(大括號): { ,}</text:span></text:p>
        </text:list-item>
      </text:list>
      <text:p text:style-name="P7"/>
      <text:list xml:id="list42612285069021" text:continue-list="list42613946823296" text:style-name="WWNum1">
        <text:list-header>
          <text:p text:style-name="P34"><text:span text:style-name="T6">4.String(字串):</text:span></text:p>
        </text:list-header>
      </text:list>
      <text:p text:style-name="P29"><text:span text:style-name="T9">在兩個雙引號(””)之間的所有字組合</text:span></text:p>
      <text:p text:style-name="P30"/>
      <text:list xml:id="list42612787280420" text:continue-numbering="true" text:style-name="WWNum1">
        <text:list-header>
          <text:p text:style-name="P34"><text:span text:style-name="T6">5.Comment(註解):</text:span></text:p>
        </text:list-header>
      </text:list>
      <text:p text:style-name="P31"><text:span text:style-name="T28">兩種註解方法:</text:span></text:p>
      <text:list xml:id="list1497829138" text:style-name="WWNum5">
        <text:list-item>
          <text:p text:style-name="P27"><text:span text:style-name="T28">在 /* 與 */ 之間的所有字組合</text:span></text:p>
        </text:list-item>
        <text:list-item>
          <text:p text:style-name="P27"><text:span text:style-name="T28">在//後的所有字組合(遇到換行時結束)</text:span></text:p>
        </text:list-item>
      </text:list>
      <text:p text:style-name="P20"><text:span text:style-name="T7"/></text:p>
      <text:p text:style-name="P20"><text:span text:style-name="T7"/></text:p>
      <text:p text:style-name="P35"><text:soft-page-break/><text:span text:style-name="T8">6. </text:span><text:span text:style-name="T6">Identifier(識別字):</text:span></text:p>
      <text:p text:style-name="P6"><text:span text:style-name="T28">開頭為</text:span><text:span text:style-name="T27">英文字母</text:span><text:span text:style-name="T28">中間可為</text:span><text:span text:style-name="T27">英文或數字</text:span><text:span text:style-name="T28">的字 </text:span></text:p>
      <text:p text:style-name="P6"><text:span text:style-name="T28">如:變數或函數</text:span></text:p>
      <text:p text:style-name="P6"><text:span text:style-name="T28">Ps.變數名稱是獨特的 只會有一個</text:span></text:p>
      <text:p text:style-name="P6"><text:span text:style-name="T28">程式可包含多個函式 或</text:span></text:p>
      <text:p text:style-name="P6"><text:span text:style-name="T28">只有一個main function 或</text:span></text:p>
      <text:p text:style-name="P6"><text:span text:style-name="T28">只有一個main function，再加上多個函式</text:span></text:p>
      <text:p text:style-name="P5"/>
      <text:p text:style-name="P35"><text:span text:style-name="T8">7. </text:span><text:span text:style-name="T6">Number (數字):</text:span></text:p>
      <text:list xml:id="list526376135" text:style-name="WWNum6">
        <text:list-item>
          <text:p text:style-name="P24"><text:span text:style-name="T28">FLOAT_NUM(浮點數)</text:span></text:p>
        </text:list-item>
        <text:list-item>
          <text:p text:style-name="P24"><text:span text:style-name="T28">OCTAL_NUM(八進位數)</text:span></text:p>
        </text:list-item>
        <text:list-item>
          <text:p text:style-name="P24"><text:span text:style-name="T28">DECIMAL_NUM(十進位數)</text:span></text:p>
        </text:list-item>
        <text:list-item>
          <text:p text:style-name="P24"><text:span text:style-name="T28">HEX_NUM(十六進位數)</text:span></text:p>
        </text:list-item>
      </text:list>
      <text:p text:style-name="P37"/>
      <text:p text:style-name="P35"><text:span text:style-name="T8">8.</text:span><text:span text:style-name="T6"> Ws ,newline and others (空白 換行與其他符號):</text:span></text:p>
      <text:list xml:id="list396005412" text:style-name="WWNum7">
        <text:list-item>
          <text:p text:style-name="P23"><text:span text:style-name="T28">Colon(冒號)</text:span></text:p>
        </text:list-item>
        <text:list-item>
          <text:p text:style-name="P23"><text:span text:style-name="T28">Comma(逗號)</text:span></text:p>
        </text:list-item>
        <text:list-item>
          <text:p text:style-name="P23"><text:span text:style-name="T28">Semicolon(分號)</text:span></text:p>
        </text:list-item>
        <text:list-item>
          <text:p text:style-name="P22">Ws(空白與換行)</text:p>
        </text:list-item>
      </text:list>
      <text:p text:style-name="P36"><text:span text:style-name="T28"/></text:p>
      <text:p text:style-name="P20"><text:span text:style-name="T9"/></text:p>
      <text:p text:style-name="P20"><text:span text:style-name="T9"/></text:p>
      <text:p text:style-name="P17"><text:span text:style-name="T4">2.parser part:</text:span></text:p>
      <text:p text:style-name="P18"><text:span text:style-name="T4">Start Symbol &amp; Declartions :</text:span></text:p>
      <text:p text:style-name="P8"><text:span text:style-name="T10"><text:s text:c="2"/></text:span></text:p>
      <text:p text:style-name="P8"><text:span text:style-name="T15">1.支援標頭檔</text:span></text:p>
      <text:p text:style-name="P8"><text:span text:style-name="T15"/></text:p>
      <text:p text:style-name="P8"><text:span text:style-name="T15">2.可宣告”有”或”無”參數的含式在全域scope 可純宣告或有實做 </text:span></text:p>
      <text:p text:style-name="P8"><text:span text:style-name="T15">(比如int A();or int A(int a,b){declaration statement;} </text:span></text:p>
      <text:p text:style-name="P8"><text:span text:style-name="T15"/></text:p>
      <text:p text:style-name="P10"><text:span text:style-name="T15">3.可做所有基本型態(const,volatile)(int ,char,float,double,signed,unsigned,long,short,void)宣告並初始化(可以是負數),並支援</text:span><text:span text:style-name="T26">陣列宣告</text:span><text:span text:style-name="T15">以及</text:span><text:span text:style-name="T26">指標宣告</text:span></text:p>
      <text:p text:style-name="P9"><text:span text:style-name="T15"/></text:p>
      <text:p text:style-name="P9"><text:span text:style-name="T15">4.可宣告union或 struct 或 enum</text:span></text:p>
      <text:p text:style-name="P9"><text:span text:style-name="T15">5.可使用typedef定義型態名</text:span></text:p>
      <text:p text:style-name="P15"><text:span text:style-name="T4">Expression:</text:span></text:p>
      <text:p text:style-name="P12"><text:span text:style-name="T15"/></text:p>
      <text:p text:style-name="P12"><text:span text:style-name="T15">1.所有的assignment expression(=,!=.+=,-=..…</text:span><text:span text:style-name="T16">)</text:span></text:p>
      <text:p text:style-name="P14"><text:span text:style-name="T17">2.++與-- 的expression(不論是</text:span><text:span text:style-name="T21">Prefix and Postfix ,ex:a++,++a</text:span><text:span text:style-name="T17">)</text:span></text:p>
      <text:p text:style-name="P14"><text:span text:style-name="T17">3.所有的邏輯運算子(</text:span><text:span text:style-name="T25">包含優先順序</text:span><text:span text:style-name="T17">)語句 </text:span></text:p>
      <text:p text:style-name="P14"><text:span text:style-name="T17">4.所有的算術運算子(</text:span><text:span text:style-name="T25">包含優先順序</text:span><text:span text:style-name="T17">)語句(+,-,*,/,%)</text:span></text:p>
      <text:p text:style-name="P14"><text:span text:style-name="T17">5.指標(-&gt;)和結構(.)的表達式</text:span></text:p>
      <text:p text:style-name="P13"><text:span text:style-name="T20">6.</text:span><text:span text:style-name="T23">函式呼叫</text:span></text:p>
      <text:p text:style-name="P11"><text:span text:style-name="T18">7.</text:span><text:span text:style-name="T24">有括號在內</text:span><text:span text:style-name="T18">的運算</text:span></text:p>
      <text:p text:style-name="P11"><text:span text:style-name="T18">8.條件運算子(?:)</text:span></text:p>
      <text:p text:style-name="P16"><text:soft-page-break/><text:span text:style-name="T4">Statement:</text:span></text:p>
      <text:p text:style-name="P12"><text:span text:style-name="T15">1.i</text:span><text:span text:style-name="T19">f-then</text:span></text:p>
      <text:p text:style-name="P12"><text:span text:style-name="T19">2. if-then-else</text:span></text:p>
      <text:p text:style-name="P12"><text:span text:style-name="T19">3. for-loop</text:span></text:p>
      <text:p text:style-name="P12"><text:span text:style-name="T19">4.while-loop</text:span></text:p>
      <text:p text:style-name="P12"><text:span text:style-name="T19">5.</text:span><text:span text:style-name="T22">不固定參數</text:span><text:span text:style-name="T19">的printf function.</text:span></text:p>
      <text:p text:style-name="P12"><text:span text:style-name="T19">6 複合式陳述句</text:span></text:p>
      <text:p text:style-name="P12"><text:span text:style-name="T19">7.switch case default</text:span></text:p>
      <text:p text:style-name="P12"><text:span text:style-name="T19">8.return (可接expression or not)</text:span></text:p>
      <text:p text:style-name="P12"><text:span text:style-name="T19">9.continue break</text:span></text:p>
      <text:p text:style-name="P12"><text:span text:style-name="T19">10. do while</text:span><text:span text:style-name="T20">-loop</text:span></text:p>
      <text:p text:style-name="P12"><text:span text:style-name="T20">11. goto</text:span></text:p>
      <text:p text:style-name="P12"><text:span text:style-name="T20"/></text:p>
      <text:p text:style-name="P12"><text:span text:style-name="T20">其他比較細節或重複性高的subset比如巢狀迴圈或是巢狀運算式就沒有特別敘述了 主要講述比較重要及常用的</text:span></text:p>
      <text:p text:style-name="P12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custom body font" svg:font-family="'custom body font', sans-serif"/>
    <style:font-face style:name="euclid circular a" svg:font-family="'euclid circular a', arial, 'source sans pro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細明體" fo:font-family="細明體" style:font-family-generic="roman" style:font-pitch="variable" fo:font-size="12pt" style:font-name-asian="細明體1" style:font-family-asian="細明體" style:font-family-generic-asian="system" style:font-pitch-asian="variable" style:font-size-asian="12pt" style:font-name-complex="細明體1" style:font-family-complex="細明體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style:font-name="Consolas" fo:font-family="Consolas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5-01T04:16:51.474743175</dc:date>
    <meta:editing-duration>PT2H40M17S</meta:editing-duration>
    <meta:editing-cycles>16</meta:editing-cycles>
    <meta:document-statistic meta:table-count="0" meta:image-count="0" meta:object-count="0" meta:page-count="3" meta:paragraph-count="80" meta:word-count="765" meta:character-count="2166" meta:non-whitespace-character-count="1987"/>
  </office:meta>
</office:document-meta>
</file>